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Noto Sans Arabic" svg:font-family="Noto Sans Arabi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9" style:parent-style-name="Standard" style:family="paragraph">
      <style:paragraph-properties fo:text-align="justify"/>
      <style:text-properties fo:font-size="13pt" style:font-size-asian="13pt" style:font-size-complex="13pt"/>
    </style:style>
    <style:style style:name="P10" style:parent-style-name="Standard" style:family="paragraph">
      <style:paragraph-properties fo:text-align="justify"/>
      <style:text-properties fo:font-size="13pt" style:font-size-asian="13pt" style:font-size-complex="13pt"/>
    </style:style>
    <style:style style:name="P11" style:parent-style-name="Standard" style:list-style-name="LFO2" style:family="paragraph">
      <style:paragraph-properties fo:text-align="justify"/>
      <style:text-properties fo:background-color="#FFFF00"/>
    </style:style>
    <style:style style:name="P12" style:parent-style-name="Standard" style:family="paragraph">
      <style:paragraph-properties fo:text-align="justify" fo:text-indent="0.4916in"/>
    </style:style>
    <style:style style:name="P13" style:parent-style-name="Standard" style:family="paragraph">
      <style:paragraph-properties fo:text-align="justify" fo:text-indent="0.4916in"/>
    </style:style>
    <style:style style:name="P14" style:parent-style-name="Standard" style:family="paragraph">
      <style:paragraph-properties fo:text-align="justify" fo:margin-left="0.4916in">
        <style:tab-stops/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" style:parent-style-name="Standard" style:family="paragraph">
      <style:paragraph-properties fo:text-align="justify" fo:margin-left="0.4916in">
        <style:tab-stops/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6" style:parent-style-name="Standard" style:family="paragraph">
      <style:paragraph-properties fo:text-align="justify"/>
    </style:style>
    <style:style style:name="P17" style:parent-style-name="Standard" style:family="paragraph">
      <style:paragraph-properties fo:text-align="justify" fo:text-indent="0.4916in"/>
    </style:style>
    <style:style style:name="P18" style:parent-style-name="Standard" style:family="paragraph">
      <style:paragraph-properties fo:text-align="justify" fo:text-indent="0.4916in"/>
    </style:style>
    <style:style style:name="P19" style:parent-style-name="Standard" style:family="paragraph">
      <style:paragraph-properties fo:margin-left="0.4916in">
        <style:tab-stops/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0" style:parent-style-name="Standard" style:family="paragraph">
      <style:paragraph-properties fo:text-align="justify" fo:text-indent="0.4916in"/>
    </style:style>
    <style:style style:name="P21" style:parent-style-name="Standard" style:family="paragraph">
      <style:paragraph-properties fo:text-align="justify"/>
    </style:style>
    <style:style style:name="P22" style:parent-style-name="Standard" style:family="paragraph">
      <style:paragraph-properties fo:text-align="justify" fo:margin-left="0.4916in">
        <style:tab-stops/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3" style:parent-style-name="Standard" style:family="paragraph">
      <style:paragraph-properties fo:text-align="justify"/>
    </style:style>
    <style:style style:name="P24" style:parent-style-name="Standard" style:family="paragraph">
      <style:paragraph-properties fo:text-align="justify"/>
    </style:style>
    <style:style style:name="P25" style:parent-style-name="Standard" style:family="paragraph">
      <style:paragraph-properties fo:text-align="justify" fo:margin-left="0.4916in">
        <style:tab-stops/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6" style:parent-style-name="Standard" style:family="paragraph">
      <style:paragraph-properties fo:text-align="justify"/>
    </style:style>
    <style:style style:name="P27" style:parent-style-name="Standard" style:family="paragraph">
      <style:paragraph-properties fo:text-align="justify" fo:margin-left="0.5in">
        <style:tab-stops/>
      </style:paragraph-properties>
      <style:text-properties fo:background-color="#FFFF00"/>
    </style:style>
    <style:style style:name="P28" style:parent-style-name="Standard" style:list-style-name="LFO2" style:family="paragraph">
      <style:paragraph-properties fo:text-align="justify"/>
      <style:text-properties fo:background-color="#FFFF00"/>
    </style:style>
    <style:style style:name="P29" style:parent-style-name="Standard" style:list-style-name="LFO2" style:family="paragraph">
      <style:paragraph-properties fo:text-align="justify"/>
      <style:text-properties fo:background-color="#FFFF00"/>
    </style:style>
    <style:style style:name="P30" style:parent-style-name="Standard" style:family="paragraph">
      <style:paragraph-properties fo:text-align="justify"/>
    </style:style>
    <style:style style:name="P31" style:parent-style-name="Standard" style:family="paragraph">
      <style:paragraph-properties fo:text-align="justify" fo:margin-left="0.25in">
        <style:tab-stops/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2" style:parent-style-name="Standard" style:family="paragraph">
      <style:paragraph-properties fo:text-align="justify"/>
    </style:style>
    <style:style style:name="P33" style:parent-style-name="Standard" style:family="paragraph">
      <style:paragraph-properties fo:text-align="justify"/>
    </style:style>
    <style:style style:name="P34" style:parent-style-name="Standard" style:family="paragraph">
      <style:paragraph-properties fo:text-align="justify" fo:margin-left="0.25in">
        <style:tab-stops/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5" style:parent-style-name="Standard" style:family="paragraph">
      <style:paragraph-properties fo:text-align="justify"/>
    </style:style>
    <style:style style:name="P36" style:parent-style-name="Standard" style:family="paragraph">
      <style:paragraph-properties fo:text-align="justify" fo:text-indent="0.4916in"/>
    </style:style>
    <style:style style:name="P37" style:parent-style-name="Standard" style:family="paragraph">
      <style:paragraph-properties fo:text-align="justify" fo:text-indent="0.4916in"/>
    </style:style>
    <style:style style:name="P38" style:parent-style-name="Standard" style:family="paragraph">
      <style:paragraph-properties fo:text-align="justify"/>
    </style:style>
    <style:style style:name="P39" style:parent-style-name="Standard" style:family="paragraph">
      <style:paragraph-properties fo:text-align="justify"/>
    </style:style>
    <style:style style:name="P40" style:parent-style-name="Standard" style:family="paragraph">
      <style:paragraph-properties fo:text-align="justify"/>
    </style:style>
    <style:style style:name="P41" style:parent-style-name="Standard" style:family="paragraph">
      <style:paragraph-properties fo:text-align="justify"/>
    </style:style>
    <style:style style:name="P42" style:parent-style-name="Standard" style:family="paragraph">
      <style:paragraph-properties fo:text-align="justify"/>
    </style:style>
    <style:style style:name="P43" style:parent-style-name="Standard" style:family="paragraph">
      <style:paragraph-properties fo:text-align="justify"/>
    </style:style>
    <style:style style:name="P44" style:parent-style-name="Standard" style:family="paragraph">
      <style:paragraph-properties fo:text-align="justify"/>
    </style:style>
    <style:style style:name="P45" style:parent-style-name="Standard" style:family="paragraph">
      <style:paragraph-properties fo:text-align="justify"/>
    </style:style>
    <style:style style:name="T46" style:parent-style-name="VarsayılanParagrafYazıTipi" style:family="text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PARSEL 265 – 46.YIL</text:p>
      <text:p text:style-name="P9"><text:tab/><text:tab/>Geçen 1 yıllık sürede 2 kez toplantı yapıldı. Ama bir arpa boyu yol gidemedik. Whatsup grubunda yazılanlara çoğu kişi cevap dahi vermedi. Yapılacak binadaki dairesinin <text:s/>1+1 mi 2+1 mi olacağına karar veremeyenler var aramızda.<text:s/>Buna karar verelim ona göre proje çalışması yaptıralım dedik ama henüz bu aşamayı dahi geçemedik.<text:s/></text:p>
      <text:p text:style-name="P10"/>
      <text:list text:style-name="LFO2" text:continue-numbering="true">
        <text:list-item>
          <text:p text:style-name="P11">İŞLEM YAPABİLMEK İÇİN YA HERKESİN HER İŞLEM İÇİN GELİP İMZA ATMASI YA DA BİR KİŞİYE VEKALET VEREREK YETKİLENDİRMESİ GEREKİYOR.</text:p>
        </text:list-item>
      </text:list>
      <text:p text:style-name="P12"/>
      <text:p text:style-name="P13">Arsanın değerlendirilmesiyle ilgili aşağıdaki seçenekler halen mevcut.<text:s/></text:p>
      <text:p text:style-name="P14"/>
      <text:p text:style-name="P15">1.<text:s/>Seçenek:<text:s/>Arsa mevcut durumuyla kiraya verilmeye devam edilir.</text:p>
      <text:p text:style-name="P16"><text:tab/>Geçen 1 yıllık sürede bu yapıldı.<text:s/></text:p>
      <text:p text:style-name="P17">Işıklıyurt tarafında kiracılardan 2 tanesi geçen yıl ödemesi gereken kira bedelini (60.000+15000 TL) ödedi. Biri boşalttı. 2 tanesi geçen yılın kirasını halen ödemedi. Kiracılardan 45 + 54 + 72 + 150 olarak toplamda 321,000 TL kira ödemeleri durumunda oturabilecekleri söylendi. Bu yıl kirasını henüz ödeyen yok.</text:p>
      <text:p text:style-name="P18">Balcı tarafındaki kira bedeli<text:s/>olarak<text:s/>kiracıdan 240 bin TL istendi. Kabul etmedi, normal artışı yaparak 150.000 TL peşin ödedi.<text:s/>Parayı aldık ama<text:s/>kiracıyı çıkarıyoruz.<text:s/></text:p>
      <text:p text:style-name="P19">Mahkeme süreci devam ediyor.<text:s/>Bu süreç sonunda arsada ki tüm kiracılar (Işıklıyurt tarafındakilerde dahil) tahliye edilecek.</text:p>
      <text:p text:style-name="P20">Şubat ayı itibarı ile Balcı tarafında yıllık 360.000 TL kira bedeli istenecek.<text:s/></text:p>
      <text:p text:style-name="P21"/>
      <text:p text:style-name="P22">2.<text:s/>Seçenek:<text:s/>Arsa üzerine bina yapılması</text:p>
      <text:p text:style-name="P23"><text:tab/>11 kişi olarak bu konuda 1 yıl boyunca herhangi bir gelişme kaydedemedik.</text:p>
      <text:p text:style-name="P24"/>
      <text:p text:style-name="P25">3.<text:s/>Seçenek:<text:s/>Arsanın bölünmesi</text:p>
      <text:p text:style-name="P26"><text:tab/>2. seçenekte yapamadığımızı bu seçenekle 2 ayrı grup olarak yapabiliriz. Arsa bölünmeye müsait büyüklüktedir. Arsayı 2 ayrı parsele böldürerek Balcı ve Işıklıyurt grupları ayrı ayrı istedikleri şekilde değerlendirebilirler</text:p>
      <text:p text:style-name="P27"/>
      <text:list text:style-name="LFO2" text:continue-numbering="true">
        <text:list-item>
          <text:p text:style-name="P28">VEKALET ALINDIKTAN SONRA ÖNCE VERASET İŞLEMLERİ YAPILACAK.</text:p>
        </text:list-item>
        <text:list-item>
          <text:p text:style-name="P29">SONRA ARSA PARSELASYON İŞLEMİ YAPILABİLİR.</text:p>
        </text:list-item>
      </text:list>
      <text:p text:style-name="P30"/>
      <text:p text:style-name="P31">4.<text:s/>Seçenek:<text:s/>Arsanın bir bedel belirlenerek satılması</text:p>
      <text:p text:style-name="P32"><text:tab/>Anlaşarak satış, anlaşarak inşaat seçeneğinde olduğu gibi kimsenin istemediği bir durum gibi gözüküyor.</text:p>
      <text:p text:style-name="P33"/>
      <text:p text:style-name="P34">5. Seçenek:<text:s/>Arsanın devlet kanalıyla satılması</text:p>
      <text:p text:style-name="P35"><text:tab/>Bu son seçenekte arsa mahkeme kararıyla satılır. Arsa bedelini mahkeme belirler. Satışı mahkeme yapar. Külliyen zarar etmenin en kısa yoludur.<text:s/></text:p>
      <text:p text:style-name="P36">Arkadaşlar, bu nedenle ister inşaat konusunda, ister arsanın bölünmesi konusunda anlaşmamız gerekiyor. Ben 56 yaşımı geçtim. Bu konuyu bir şekilde halletmekte kararlıyım.</text:p>
      <text:p text:style-name="P37">Seçeneklerden inşaata kimse olumlu yaklaşmadı. Parselasyon konusunda da sonuca ulaşılamazsa son çare bu yola başvuracağımı belirtmem de fayda olacağını düşünüyorum. Zararın neresinden dönsek kardır.</text:p>
      <text:p text:style-name="P38"><text:tab/></text:p>
      <text:p text:style-name="P39"/>
      <text:p text:style-name="P40"/>
      <text:p text:style-name="P41"><text:tab/><text:tab/><text:tab/><text:tab/><text:tab/><text:tab/><text:tab/><text:tab/><text:tab/><text:tab/>Hacı Murat BALCI</text:p>
      <text:p text:style-name="P42"><text:tab/><text:tab/><text:tab/><text:tab/><text:tab/><text:tab/><text:tab/><text:tab/><text:tab/><text:tab/>505 320 2240</text:p>
      <text:p text:style-name="P43"><text:tab/><text:tab/><text:tab/><text:tab/><text:tab/><text:tab/><text:tab/><text:tab/><text:tab/></text:p>
      <text:p text:style-name="P44"/>
      <text:p text:style-name="P45"><text:span text:style-name="T46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Noto Sans Arabic" svg:font-family="Noto Sans Arabi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Liberation Serif" style:font-name-asian="DejaVu Sans" style:font-name-complex="Noto Sans Arabic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tr" fo:country="T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VarsayılanParagrafYazıTipi" style:display-name="Varsayılan Paragraf Yazı Tipi" style:family="text"/>
    <style:style style:name="Standard" style:display-name="Standard" style:family="paragraph"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ÜstBilgi" style:display-name="Üst Bilgi" style:family="paragraph" style:parent-style-name="HeaderandFooter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AltBilgi" style:display-name="Alt Bilgi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AltBilgiChar" style:display-name="Alt Bilgi Char" style:family="text" style:parent-style-name="VarsayılanParagrafYazıTipi">
      <style:text-properties style:font-name-complex="Mangal" style:font-size-complex="10.5pt"/>
    </style:style>
    <style:style style:name="ListeParagraf" style:display-name="Liste Paragraf" style:family="paragraph" style:parent-style-name="Normal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5in" fo:margin-bottom="0.4916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083in"/>
      </style:header-style>
      <style:footer-style>
        <style:header-footer-properties style:dynamic-spacing="true" fo:min-height="0.0083in"/>
      </style:footer-style>
    </style:page-layout>
    <style:style style:name="P2" style:parent-style-name="Standard" style:family="paragraph">
      <style:paragraph-properties fo:text-align="end"/>
    </style:style>
    <style:style style:name="T3" style:parent-style-name="VarsayılanParagrafYazıTipi" style:family="text">
      <style:text-properties fo:font-style="italic" style:font-style-asian="italic" style:font-style-complex="italic"/>
    </style:style>
    <style:style style:name="T4" style:parent-style-name="VarsayılanParagrafYazıTipi" style:family="text">
      <style:text-properties fo:font-style="italic" style:font-style-asian="italic" style:font-style-complex="italic"/>
    </style:style>
    <style:style style:name="T5" style:parent-style-name="VarsayılanParagrafYazıTipi" style:family="text">
      <style:text-properties fo:font-style="italic" style:font-style-asian="italic" style:font-style-complex="italic"/>
    </style:style>
    <style:style style:name="T6" style:parent-style-name="VarsayılanParagrafYazıTipi" style:family="text">
      <style:text-properties fo:font-style="italic" style:font-style-asian="italic" style:font-style-complex="italic"/>
    </style:style>
    <style:style style:name="T7" style:parent-style-name="VarsayılanParagrafYazıTipi" style:family="text">
      <style:text-properties fo:font-style="italic" style:font-style-asian="italic" style:font-style-complex="italic"/>
    </style:style>
    <style:style style:name="P8" style:parent-style-name="Standard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<text:s/><text:span text:style-name="T3">Tokat 10</text:span><text:span text:style-name="T4"><text:s/></text:span><text:span text:style-name="T5">Şubat</text:span><text:span text:style-name="T6"><text:s/>202</text:span><text:span text:style-name="T7">4</text:span></text:p>
        <text:p text:style-name="P8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</meta:initial-creator>
    <dc:creator>m</dc:creator>
    <meta:creation-date>2024-02-10T09:21:00Z</meta:creation-date>
    <dc:date>2024-02-10T10:24:00Z</dc:date>
    <meta:template xlink:href="Normal" xlink:type="simple"/>
    <meta:editing-cycles>4</meta:editing-cycles>
    <meta:editing-duration>PT3960S</meta:editing-duration>
    <meta:document-statistic meta:page-count="1" meta:paragraph-count="5" meta:word-count="387" meta:character-count="2592" meta:row-count="18" meta:non-whitespace-character-count="2210"/>
  </office:meta>
</office:document-meta>
</file>